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1493" officeooo:paragraph-rsid="001014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try: </text:p>
      <text:p text:style-name="P1"><text:tab/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5:32:16.093163982</meta:creation-date>
    <dc:date>2020-02-05T15:34:27.283996985</dc:date>
    <meta:editing-duration>PT2M12S</meta:editing-duration>
    <meta:editing-cycles>1</meta:editing-cycles>
    <meta:document-statistic meta:table-count="0" meta:image-count="0" meta:object-count="0" meta:page-count="1" meta:paragraph-count="2" meta:word-count="4" meta:character-count="23" meta:non-whitespace-character-count="19"/>
    <meta:generator>LibreOffice/6.0.7.3$Linux_X86_64 LibreOffice_project/00m0$Build-3</meta:generator>
  </office:meta>
</office:document-meta>
</file>